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286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889cm"/>
    </style:style>
    <style:style style:name="gr4" style:family="graphic" style:parent-style-name="standard">
      <style:graphic-properties draw:fill="solid" draw:fill-color="#3399ff" draw:textarea-horizontal-align="justify" draw:textarea-vertical-align="middle" draw:auto-grow-height="false"/>
    </style:style>
    <style:style style:name="co1" style:family="table-column">
      <style:table-column-properties style:column-width="2.361cm" style:use-optimal-column-width="false"/>
    </style:style>
    <style:style style:name="co2" style:family="table-column">
      <style:table-column-properties style:column-width="2.389cm" style:use-optimal-column-width="false"/>
    </style:style>
    <style:style style:name="co3" style:family="table-column">
      <style:table-column-properties style:column-width="2.334cm" style:use-optimal-column-width="false"/>
    </style:style>
    <style:style style:name="co4" style:family="table-column">
      <style:table-column-properties style:column-width="2.005cm" style:use-optimal-column-width="false"/>
    </style:style>
    <style:style style:name="ro1" style:family="table-row">
      <style:table-row-properties style:row-height="0.659cm"/>
    </style:style>
    <style:style style:name="ro2" style:family="table-row">
      <style:table-row-properties style:row-height="1.057cm"/>
    </style:style>
    <style:style style:name="ce1" style:family="table-cell">
      <style:graphic-properties style:repeat="repeat"/>
      <style:paragraph-properties style:text-autospace="none"/>
      <style:text-properties fo:font-size="10pt" style:font-size-asian="10pt" style:font-size-complex="10pt"/>
    </style:style>
    <style:style style:name="ce2" style:family="table-cell">
      <style:graphic-properties style:repeat="repeat"/>
      <style:paragraph-properties fo:text-align="end" style:text-autospace="none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  <style:text-properties fo:font-size="10pt" style:font-size-asian="10pt" style:font-size-complex="10pt"/>
    </style:style>
    <style:style style:name="P3" style:family="paragraph">
      <style:paragraph-properties fo:text-align="end" style:text-autospace="none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8.161cm" svg:height="2.536cm" svg:x="1.381cm" svg:y="1.508cm">
          <draw:text-box>
            <text:p>User summary (kokkuvõte) page</text:p>
          </draw:text-box>
        </draw:frame>
        <draw:custom-shape draw:style-name="gr2" draw:text-style-name="P1" draw:layer="layout" svg:width="16.891cm" svg:height="23.749cm" svg:x="1.762cm" svg:y="3.667cm">
          <text:p text:style-name="P1"/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layer="layout" svg:width="6.985cm" svg:height="1.139cm" svg:x="2.333cm" svg:y="4.538cm">
          <draw:text-box>
            <text:p>Vali aasta ja semester</text:p>
          </draw:text-box>
        </draw:frame>
        <draw:custom-shape draw:style-name="gr2" draw:text-style-name="P1" draw:layer="layout" svg:width="2.159cm" svg:height="1.016cm" svg:x="2.587cm" svg:y="6.31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59cm" svg:height="1.016cm" svg:x="5.127cm" svg:y="6.31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59cm" svg:height="1.016cm" svg:x="7.667cm" svg:y="6.31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59cm" svg:height="1.016cm" svg:x="10.334cm" svg:y="6.316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1.016cm" svg:x="12.874cm" svg:y="6.316cm">
          <text:p text:style-name="P1">Kokkuvõte</text:p>
          <draw:enhanced-geometry svg:viewBox="0 0 21600 21600" draw:type="rectangle" draw:enhanced-path="M 0 0 L 21600 0 21600 21600 0 21600 0 0 Z N"/>
        </draw:custom-shape>
        <draw:frame draw:style-name="standard" draw:layer="layout" svg:width="16.171cm" svg:height="14.895cm" svg:x="2.089cm" svg:y="8.01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/>
              <table:table-cell/>
              <table:table-cell>
                <text:p text:style-name="P2">1. aasta</text:p>
              </table:table-cell>
              <table:table-cell>
                <text:p text:style-name="P2">2. aasta</text:p>
              </table:table-cell>
              <table:table-cell>
                <text:p text:style-name="P2">3. aasta</text:p>
              </table:table-cell>
              <table:table-cell>
                <text:p text:style-name="P2">4. aasta</text:p>
              </table:table-cell>
              <table:table-cell/>
            </table:table-row>
            <table:table-row table:style-name="ro1" table:default-cell-style-name="ce1">
              <table:table-cell>
                <text:p text:style-name="P2">Kohustuslik</text:p>
              </table:table-cell>
              <table:table-cell>
                <text:p text:style-name="P2">Sügis</text:p>
              </table:table-cell>
              <table:table-cell>
                <text:p text:style-name="P2">Nimi 5 eap</text:p>
              </table:table-cell>
              <table:table-cell>
                <text:p text:style-name="P2">Nimi 5 eap</text:p>
              </table:table-cell>
              <table:table-cell>
                <text:p text:style-name="P2">Nimi 5 eap</text:p>
              </table:table-cell>
              <table:table-cell>
                <text:p text:style-name="P2">Nimi 5 eap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2">Nimi 5 eap</text:p>
              </table:table-cell>
              <table:table-cell>
                <text:p text:style-name="P2">Nimi 5 eap</text:p>
              </table:table-cell>
              <table:table-cell>
                <text:p text:style-name="P2">Nimi 5 eap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2">Nimi 5 eap</text:p>
              </table:table-cell>
              <table:table-cell>
                <text:p text:style-name="P2">Nimi 5 eap</text:p>
              </table:table-cell>
              <table:table-cell>
                <text:p text:style-name="P2">Nimi 5 eap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2">Nimi 5 eap</text:p>
              </table:table-cell>
              <table:table-cell>
                <text:p text:style-name="P2">Nimi 5 eap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2">Nimi 5 eap</text:p>
              </table:table-cell>
              <table:table-cell>
                <text:p text:style-name="P2">Nimi 5 eap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Valik</text:p>
              </table:table-cell>
              <table:table-cell/>
              <table:table-cell>
                <text:p text:style-name="P2">Nimi 5 eap</text:p>
              </table:table-cell>
              <table:table-cell>
                <text:p text:style-name="P2">Nimi 5 eap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2">Nimi 5 eap</text:p>
              </table:table-cell>
              <table:table-cell>
                <text:p text:style-name="P2">Nimi 5 eap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2">Nimi 5 eap</text:p>
              </table:table-cell>
              <table:table-cell>
                <text:p text:style-name="P2">Nimi 5 eap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Kohustuslik</text:p>
              </table:table-cell>
              <table:table-cell>
                <text:p text:style-name="P2">Kevad</text:p>
              </table:table-cell>
              <table:table-cell>
                <text:p text:style-name="P2">Nimi 5 eap</text:p>
              </table:table-cell>
              <table:table-cell>
                <text:p text:style-name="P2">Nimi 5 eap</text:p>
              </table:table-cell>
              <table:table-cell>
                <text:p text:style-name="P2">Nimi 5 eap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2">Nimi 5 eap</text:p>
              </table:table-cell>
              <table:table-cell>
                <text:p text:style-name="P2">Nimi 5 eap</text:p>
              </table:table-cell>
              <table:table-cell>
                <text:p text:style-name="P2">Nimi 5 eap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2">Nimi 5 eap</text:p>
              </table:table-cell>
              <table:table-cell>
                <text:p text:style-name="P2">Nimi 5 eap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Valik</text:p>
              </table:table-cell>
              <table:table-cell/>
              <table:table-cell>
                <text:p text:style-name="P2">Nimi 5 eap</text:p>
              </table:table-cell>
              <table:table-cell>
                <text:p text:style-name="P2">Nimi 5 eap</text:p>
              </table:table-cell>
              <table:table-cell>
                <text:p text:style-name="P2">Nimi 5 eap</text:p>
              </table:table-cell>
              <table:table-cell>
                <text:p text:style-name="P2">Nimi 5 eap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2">Nimi 5 eap</text:p>
              </table:table-cell>
              <table:table-cell>
                <text:p text:style-name="P2">Nimi 5 eap</text:p>
              </table:table-cell>
              <table:table-cell>
                <text:p text:style-name="P2">Nimi 5 eap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2">Nimi 5 eap</text:p>
              </table:table-cell>
              <table:table-cell/>
              <table:table-cell>
                <text:p text:style-name="P2">Nimi 5 eap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>
                <text:p text:style-name="P2">Nimi 5 eap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1"/>
              <table:table-cell table:style-name="ce1">
                <text:p text:style-name="P2">Kohustuslik</text:p>
              </table:table-cell>
              <table:table-cell>
                <text:p text:style-name="P3">25</text:p>
              </table:table-cell>
              <table:table-cell>
                <text:p text:style-name="P3">25</text:p>
              </table:table-cell>
              <table:table-cell>
                <text:p text:style-name="P3">25</text:p>
              </table:table-cell>
              <table:table-cell>
                <text:p text:style-name="P3">25</text:p>
              </table:table-cell>
              <table:table-cell table:style-name="ce1">
                <text:p text:style-name="P2">154/156 EAP</text:p>
              </table:table-cell>
            </table:table-row>
            <table:table-row table:style-name="ro1" table:default-cell-style-name="ce2">
              <table:table-cell table:style-name="ce1"/>
              <table:table-cell table:style-name="ce1">
                <text:p text:style-name="P2">Valik</text:p>
              </table:table-cell>
              <table:table-cell>
                <text:p text:style-name="P3">5</text:p>
              </table:table-cell>
              <table:table-cell>
                <text:p text:style-name="P3">5</text:p>
              </table:table-cell>
              <table:table-cell>
                <text:p text:style-name="P3">5</text:p>
              </table:table-cell>
              <table:table-cell>
                <text:p text:style-name="P3">5</text:p>
              </table:table-cell>
              <table:table-cell>
                <text:p text:style-name="P3">24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31T15:08:41.010175366</meta:creation-date>
    <dc:date>2015-10-31T15:25:28.965182869</dc:date>
    <meta:editing-duration>P0D</meta:editing-duration>
    <meta:editing-cycles>1</meta:editing-cycles>
    <meta:document-statistic meta:object-count="9"/>
    <meta:generator>LibreOffice/4.2.8.2$Linux_X86_64 LibreOffice_project/420m0$Build-2</meta:generator>
  </office:meta>
</office:document-meta>
</file>